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8.0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1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8.0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ModuleBuild?v=pbm" office:name="!.modulebuild">Manual for the creation of modules for OpenSCADA</text:a> — <draw:frame draw:style-name="fr1" draw:name="Графічний об'єкт56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moduleCreation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469522562" text:style-name="List_20_1">
        <text:list-item>
          <text:p text:style-name="P3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3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3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3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3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449408554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MnEls.pdf">file</text:a></text:p>
        </text:list-item>
        <text:list-item>
          <text:p text:style-name="P3"><text:a xlink:type="simple" xlink:href="http://wiki.oscada.org/HomePageEn/Using/GraphicElementsLibraries/ElectroElements" office:name=".homepageen.using.graphicelementslibraries.electroelements">Electrical elements library of the user interface</text:a> — <draw:frame draw:style-name="fr1" draw:name="Графічний об'єкт55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WLib.ElEls.pdf">file</text:a></text:p>
        </text:list-item>
      </text:list>
      <text:h text:style-name="Heading_20_2" text:outline-level="2">Documents to OpenSCADA modules</text:h>
      <text:list xml:id="list783581518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<text:soft-page-break/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62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soft-page-break/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3-01-26T09:31:30</dc:date>
    <meta:editing-duration>PT5H21M32S</meta:editing-duration>
    <meta:editing-cycles>37</meta:editing-cycles>
    <meta:generator>LibreOffice/3.5$Linux_x86 LibreOffice_project/350m1$Build-2</meta:generator>
    <meta:document-statistic meta:table-count="0" meta:image-count="63" meta:object-count="0" meta:page-count="3" meta:paragraph-count="78" meta:word-count="500" meta:character-count="2662" meta:non-whitespace-character-count="2236"/>
  </office:meta>
</office:document-meta>
</file>